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 style:master-page-name="MP0">
      <style:paragraph-properties style:page-number="auto" fo:break-before="page"/>
    </style:style>
    <style:style style:name="P3" style:family="paragraph">
      <loext:graphic-properties draw:fill="none"/>
      <style:text-properties fo:font-size="11pt"/>
    </style:style>
    <style:style style:name="P4" style:family="paragraph">
      <loext:graphic-properties draw:fill="none"/>
    </style:style>
    <style:style style:name="T1" style:family="text">
      <style:text-properties officeooo:rsid="0019f54b"/>
    </style:style>
    <style:style style:name="T2" style:family="text">
      <style:text-properties officeooo:rsid="001b0e0f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74pt solid #000000" style:writing-mode="lr-tb" draw:textarea-vertical-align="top"/>
    </style:style>
    <style:style style:name="gr1" style:family="graphic">
      <style:graphic-properties draw:stroke="solid" svg:stroke-width="0.035cm" svg:stroke-color="#2f528f" svg:stroke-opacity="100%" draw:stroke-linejoin="miter" svg:stroke-linecap="butt" draw:fill="none" fo:min-height="0cm" fo:min-width="0cm" fo:padding-top="0.018cm" fo:padding-bottom="0.018cm" fo:padding-left="0.018cm" fo:padding-right="0.018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2f528f" svg:stroke-opacity="100%" draw:stroke-linejoin="miter" svg:stroke-linecap="butt" draw:fill="non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35cm" svg:stroke-color="#2f528f" svg:stroke-opacity="100%" draw:stroke-linejoin="miter" svg:stroke-linecap="butt" draw:fill="none" fo:min-height="0cm" fo:min-width="0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35cm" svg:stroke-color="#2f528f" svg:stroke-opacity="100%" draw:stroke-linejoin="miter" svg:stroke-linecap="butt" draw:fill="none" fo:min-height="0cm" fo:min-width="0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Normal"><draw:frame draw:style-name="fr1" draw:name="Cuadro de texto 2" text:anchor-type="paragraph" svg:x="8.033cm" svg:y="7.064cm" svg:width="3.429cm" style:rel-width="scale" svg:height="1.228cm" style:rel-height="scale" draw:z-index="6"><draw:text-box><text:p text:style-name="P1">Mejores y peores valores del día</text:p></draw:text-box></draw:frame><draw:frame draw:style-name="fr1" draw:name="Cuadro de texto 21" text:anchor-type="paragraph" svg:x="7.98cm" svg:y="11.661cm" svg:width="3.429cm" style:rel-width="scale" svg:height="1.715cm" style:rel-height="scale" draw:z-index="5"><draw:text-box><text:p text:style-name="P1">Diagrama de <text:span text:style-name="T2">comparación</text:span> de valores</text:p></draw:text-box></draw:frame><draw:frame draw:style-name="fr1" draw:name="Cuadro de texto 22" text:anchor-type="paragraph" svg:x="7.795cm" svg:y="1.909cm" svg:width="3.429cm" style:rel-width="scale" svg:height="2.443cm" style:rel-height="scale" draw:z-index="4"><draw:text-box><text:p text:style-name="P1">Diagrama <text:span text:style-name="T2">semanal </text:span>de evolución de divisas</text:p></draw:text-box></draw:frame><draw:frame draw:style-name="fr1" draw:name="Cuadro de texto 23" text:anchor-type="paragraph" svg:x="0.979cm" svg:y="1.122cm" svg:width="3.429cm" style:rel-width="scale" svg:height="5.191cm" style:rel-height="scale" draw:z-index="3"><draw:text-box><text:p text:style-name="P1">Opciones de navegación</text:p></draw:text-box></draw:frame><draw:frame draw:style-name="fr1" draw:name="Marco1" text:anchor-type="paragraph" svg:x="8.218cm" svg:y="21.398cm" svg:width="3.429cm" style:rel-width="scale" svg:height="2.665cm" style:rel-height="scale" draw:z-index="8"><draw:text-box><text:p text:style-name="P1"><text:span text:style-name="T2">Evolución semanal de la simulación de c</text:span><text:span text:style-name="T1">ompra</text:span> de valores</text:p></draw:text-box></draw:frame><draw:frame draw:style-name="fr1" draw:name="Marco2" text:anchor-type="paragraph" svg:x="8.059cm" svg:y="16.953cm" svg:width="3.429cm" style:rel-width="scale" svg:height="1.715cm" style:rel-height="scale" draw:z-index="11"><draw:text-box><text:p text:style-name="P1"><text:span text:style-name="T2">Simulador de c</text:span><text:span text:style-name="T1">ompra</text:span> de valores</text:p></draw:text-box></draw:frame><draw:custom-shape text:anchor-type="paragraph" draw:z-index="1" draw:name="Rectángulo 4" draw:style-name="gr4" draw:text-style-name="P4" svg:width="8.997cm" svg:height="4.631cm" svg:x="5.316cm" svg:y="5.54cm"><text:p/><draw:enhanced-geometry svg:viewBox="0 0 21600 21600" draw:type="non-primitive" draw:enhanced-path="M 0 0 L 21600 0 21600 21600 0 21600 Z N"/></draw:custom-shape><draw:custom-shape text:anchor-type="paragraph" draw:z-index="0" draw:name="Rectángulo 1" draw:style-name="gr4" draw:text-style-name="P4" svg:width="14.542cm" svg:height="26.036cm" svg:x="0cm" svg:y="0cm"><text:p/><draw:enhanced-geometry svg:viewBox="0 0 21600 21600" draw:type="non-primitive" draw:enhanced-path="M 0 0 L 21600 0 21600 21600 0 21600 Z N"/></draw:custom-shape><draw:custom-shape text:anchor-type="paragraph" draw:z-index="2" draw:name="Rectángulo 5" draw:style-name="gr4" draw:text-style-name="P4" svg:width="9.102cm" svg:height="4.885cm" svg:x="5.211cm" svg:y="10.382cm"><text:p/><draw:enhanced-geometry svg:viewBox="0 0 21600 21600" draw:type="non-primitive" draw:enhanced-path="M 0 0 L 21600 0 21600 21600 0 21600 Z N"/></draw:custom-shape><draw:custom-shape text:anchor-type="paragraph" draw:z-index="7" draw:name="Rectángulo 5_1" draw:style-name="gr3" draw:text-style-name="P3" svg:width="9.071cm" svg:height="4.65cm" svg:x="5.211cm" svg:y="15.443cm"><text:p/><draw:enhanced-geometry svg:viewBox="0 0 21600 21600" draw:type="non-primitive" draw:enhanced-path="M 0 0 L 21600 0 21600 21600 0 21600 Z N"/></draw:custom-shape><draw:custom-shape text:anchor-type="paragraph" draw:z-index="9" draw:name="Rectángulo 2_1" draw:style-name="gr2" draw:text-style-name="P4" svg:width="4.192cm" svg:height="24.932cm" svg:x="0.66cm" svg:y="0.321cm"><text:p/><draw:enhanced-geometry svg:viewBox="0 0 21600 21600" draw:type="non-primitive" draw:enhanced-path="M 0 0 L 21600 0 21600 21600 0 21600 Z N"/></draw:custom-shape><draw:custom-shape text:anchor-type="paragraph" draw:z-index="10" draw:name="Rectángulo 5_0" draw:style-name="gr2" draw:text-style-name="P4" svg:width="9.037cm" svg:height="4.737cm" svg:x="5.211cm" svg:y="20.516cm"><text:p/><draw:enhanced-geometry svg:viewBox="0 0 21600 21600" draw:type="non-primitive" draw:enhanced-path="M 0 0 L 21600 0 21600 21600 0 21600 Z N"/></draw:custom-shape><draw:custom-shape text:anchor-type="paragraph" draw:z-index="12" draw:name="Rectángulo 4_0" draw:style-name="gr1" draw:text-style-name="P3" svg:width="8.891cm" svg:height="4.906cm" svg:x="5.29cm" svg:y="0.407cm"><text:p/><draw:enhanced-geometry svg:viewBox="0 0 21600 21600" draw:type="non-primitive" draw:enhanced-path="M 0 0 L 21600 0 21600 21600 0 21600 Z N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Yu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Yu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Encabezado" style:family="paragraph" style:parent-style-name="Normal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96cm" fo:margin-bottom="0.914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  <dc:title/>
    <dc:description/>
    <dc:subject/>
    <meta:initial-creator>GUTIERREZ DELGADO Jesus David</meta:initial-creator>
    <meta:creation-date>2021-05-13T08:54:00Z</meta:creation-date>
    <dc:date>2021-05-29T06:25:28.787000000</dc:date>
    <meta:editing-cycles>9</meta:editing-cycles>
    <meta:editing-duration>PT31M54S</meta:editing-duration>
    <meta:document-statistic meta:table-count="0" meta:image-count="0" meta:object-count="0" meta:page-count="1" meta:paragraph-count="6" meta:word-count="34" meta:character-count="213" meta:non-whitespace-character-count="185"/>
    <meta:template xlink:type="simple" xlink:actuate="onRequest" xlink:title="" xlink:href="Normal.dotm"/>
  </office:meta>
</office:document-meta>
</file>